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 svg:font-family="Verdana" style:font-adornments="Kurzíva" style:font-family-generic="swiss" style:font-pitch="variable"/>
    <style:font-face style:name="Verdana1" svg:font-family="Verdana" style:font-adornments="Normálne" style:font-family-generic="swiss" style:font-pitch="variable"/>
    <style:font-face style:name="Verdana2"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Verdana3" fo:font-size="9pt" style:font-size-asian="9pt" style:font-size-complex="9pt"/>
    </style:style>
    <style:style style:name="P2" style:family="paragraph" style:parent-style-name="Standard">
      <style:paragraph-properties fo:text-align="center" style:justify-single-word="false"/>
      <style:text-properties style:font-name="Verdana3"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style:font-name="Verdana3"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style:font-name="Verdana3"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style:font-name="Verdana3"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Verdana3" fo:font-size="13pt" fo:font-style="normal" fo:font-weight="normal"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4e328"/>
    </style:style>
    <style:style style:name="P10" style:family="paragraph" style:parent-style-name="Text_20_body">
      <style:paragraph-properties fo:text-align="start" style:justify-single-word="false"/>
      <style:text-properties officeooo:paragraph-rsid="001cd583"/>
    </style:style>
    <style:style style:name="P11" style:family="paragraph" style:parent-style-name="Text_20_body">
      <style:text-properties style:font-name="Verdana3" fo:font-weight="normal" style:font-weight-asian="normal" style:font-weight-complex="normal"/>
    </style:style>
    <style:style style:name="P12" style:family="paragraph" style:parent-style-name="Text_20_body">
      <style:paragraph-properties fo:text-align="end" style:justify-single-word="false"/>
      <style:text-properties style:font-name="Verdana3" fo:font-weight="normal" style:font-weight-asian="normal" style:font-weight-complex="normal"/>
    </style:style>
    <style:style style:name="P13" style:family="paragraph" style:parent-style-name="Text_20_body">
      <style:paragraph-properties fo:text-align="end" style:justify-single-word="false"/>
      <style:text-properties style:font-name="Verdana3" style:text-underline-style="solid" style:text-underline-width="auto" style:text-underline-color="font-color" fo:font-weight="normal" style:font-weight-asian="normal" style:font-weight-complex="normal"/>
    </style:style>
    <style:style style:name="P14" style:family="paragraph" style:parent-style-name="Text_20_body">
      <style:paragraph-properties fo:text-align="end" style:justify-single-word="false"/>
      <style:text-properties style:font-name="Verdana3" style:text-underline-style="none" fo:font-weight="normal" style:font-weight-asian="normal" style:font-weight-complex="normal"/>
    </style:style>
    <style:style style:name="P15" style:family="paragraph" style:parent-style-name="Text_20_body">
      <style:paragraph-properties fo:text-align="end" style:justify-single-word="false"/>
      <style:text-properties fo:font-weight="normal" style:font-weight-asian="normal" style:font-weight-complex="normal"/>
    </style:style>
    <style:style style:name="P16" style:family="paragraph" style:parent-style-name="Text_20_body">
      <style:text-properties officeooo:paragraph-rsid="00118c05"/>
    </style:style>
    <style:style style:name="P17" style:family="paragraph" style:parent-style-name="Text_20_body">
      <style:text-properties officeooo:paragraph-rsid="00139072"/>
    </style:style>
    <style:style style:name="P18" style:family="paragraph" style:parent-style-name="Text_20_body">
      <style:text-properties officeooo:paragraph-rsid="002f2a55"/>
    </style:style>
    <style:style style:name="P19" style:family="paragraph" style:parent-style-name="Text_20_body">
      <style:text-properties officeooo:paragraph-rsid="004c08f0"/>
    </style:style>
    <style:style style:name="P20" style:family="paragraph" style:parent-style-name="Text_20_body">
      <style:text-properties officeooo:paragraph-rsid="004d56ce"/>
    </style:style>
    <style:style style:name="P21" style:family="paragraph" style:parent-style-name="Text_20_body">
      <style:text-properties officeooo:paragraph-rsid="005101a3"/>
    </style:style>
    <style:style style:name="P22" style:family="paragraph" style:parent-style-name="Text_20_body">
      <style:text-properties officeooo:paragraph-rsid="0054401d"/>
    </style:style>
    <style:style style:name="P23" style:family="paragraph" style:parent-style-name="Text_20_body">
      <style:text-properties officeooo:paragraph-rsid="005a3a7d"/>
    </style:style>
    <style:style style:name="P24" style:family="paragraph" style:parent-style-name="Text_20_body">
      <style:text-properties officeooo:paragraph-rsid="005c749e"/>
    </style:style>
    <style:style style:name="P25" style:family="paragraph" style:parent-style-name="Standard" style:master-page-name="First_20_Page">
      <style:paragraph-properties fo:text-align="center" style:justify-single-word="false" style:page-number="auto"/>
      <style:text-properties style:font-name="Verdana3"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master-page-name="First_20_Page">
      <style:paragraph-properties fo:text-align="start" style:justify-single-word="false" style:page-number="auto" fo:break-before="page"/>
      <style:text-properties style:font-name="Verdana3" fo:font-size="13pt" fo:language="en" fo:country="US" fo:font-style="normal" fo:font-weight="normal" style:font-size-asian="11.3500003814697pt" style:font-style-asian="normal" style:font-weight-asian="normal" style:font-size-complex="13pt" style:font-style-complex="normal" style:font-weight-complex="normal"/>
    </style:style>
    <style:style style:name="P27" style:family="paragraph" style:parent-style-name="Text_20_body" style:master-page-name="Abstrakt">
      <style:paragraph-properties fo:text-align="end" style:justify-single-word="false" style:page-number="auto"/>
      <style:text-properties style:font-name="Verdana3" fo:font-weight="normal" style:font-weight-asian="normal" style:font-weight-complex="normal"/>
    </style:style>
    <style:style style:name="P28" style:family="paragraph" style:parent-style-name="Text_20_body">
      <style:text-properties officeooo:rsid="002b8237" officeooo:paragraph-rsid="002b8237"/>
    </style:style>
    <style:style style:name="P29" style:family="paragraph" style:parent-style-name="Text_20_body">
      <style:text-properties officeooo:rsid="002d32e2" officeooo:paragraph-rsid="002d32e2"/>
    </style:style>
    <style:style style:name="P30" style:family="paragraph" style:parent-style-name="Text_20_body">
      <style:text-properties officeooo:rsid="00300c08" officeooo:paragraph-rsid="00300c08"/>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text-properties officeooo:rsid="00139072" officeooo:paragraph-rsid="00139072"/>
    </style:style>
    <style:style style:name="P44" style:family="paragraph" style:parent-style-name="Text_20_body">
      <style:text-properties officeooo:rsid="00118c05" officeooo:paragraph-rsid="00118c05"/>
    </style:style>
    <style:style style:name="P45" style:family="paragraph" style:parent-style-name="Text_20_body" style:list-style-name="L13">
      <style:text-properties officeooo:rsid="00118c05" officeooo:paragraph-rsid="00118c05"/>
    </style:style>
    <style:style style:name="P46" style:family="paragraph" style:parent-style-name="Text_20_body">
      <style:text-properties officeooo:rsid="0019acb2" officeooo:paragraph-rsid="0019acb2"/>
    </style:style>
    <style:style style:name="P47" style:family="paragraph" style:parent-style-name="Text_20_body">
      <style:text-properties officeooo:rsid="0024c926" officeooo:paragraph-rsid="0024c926"/>
    </style:style>
    <style:style style:name="P48" style:family="paragraph" style:parent-style-name="Text_20_body" style:list-style-name="L14"/>
    <style:style style:name="P49" style:family="paragraph" style:parent-style-name="Text_20_body">
      <style:text-properties officeooo:rsid="0029e68c" officeooo:paragraph-rsid="0029e68c"/>
    </style:style>
    <style:style style:name="P50" style:family="paragraph" style:parent-style-name="Text_20_body">
      <style:text-properties officeooo:rsid="003c1adf" officeooo:paragraph-rsid="003c1adf"/>
    </style:style>
    <style:style style:name="P51" style:family="paragraph" style:parent-style-name="Text_20_body" style:list-style-name="L15">
      <style:text-properties officeooo:rsid="003c1adf" officeooo:paragraph-rsid="003c1adf"/>
    </style:style>
    <style:style style:name="P52" style:family="paragraph" style:parent-style-name="Text_20_body" style:list-style-name="L15">
      <style:text-properties officeooo:paragraph-rsid="003ee09d"/>
    </style:style>
    <style:style style:name="P53" style:family="paragraph" style:parent-style-name="Text_20_body" style:list-style-name="L15">
      <style:text-properties officeooo:rsid="003c689c" officeooo:paragraph-rsid="003c689c"/>
    </style:style>
    <style:style style:name="P54" style:family="paragraph" style:parent-style-name="Text_20_body" style:list-style-name="L15">
      <style:text-properties officeooo:rsid="003d6c17" officeooo:paragraph-rsid="003d6c17"/>
    </style:style>
    <style:style style:name="P55" style:family="paragraph" style:parent-style-name="Text_20_body" style:list-style-name="L15">
      <style:text-properties officeooo:rsid="003e5700" officeooo:paragraph-rsid="003e5700"/>
    </style:style>
    <style:style style:name="P56" style:family="paragraph" style:parent-style-name="Text_20_body" style:list-style-name="L15">
      <style:text-properties officeooo:rsid="003e6b70" officeooo:paragraph-rsid="003e6b70"/>
    </style:style>
    <style:style style:name="P57" style:family="paragraph" style:parent-style-name="Text_20_body">
      <style:text-properties officeooo:rsid="00369975" officeooo:paragraph-rsid="00369975"/>
    </style:style>
    <style:style style:name="P58" style:family="paragraph" style:parent-style-name="Text_20_body">
      <style:text-properties officeooo:rsid="00491b7d" officeooo:paragraph-rsid="004c08f0"/>
    </style:style>
    <style:style style:name="P59" style:family="paragraph" style:parent-style-name="Text_20_body">
      <style:text-properties officeooo:rsid="004a9f13" officeooo:paragraph-rsid="004c08f0"/>
    </style:style>
    <style:style style:name="P60" style:family="paragraph" style:parent-style-name="Text_20_body">
      <style:text-properties officeooo:paragraph-rsid="0063a823"/>
    </style:style>
    <style:style style:name="P61" style:family="paragraph" style:parent-style-name="Text_20_body">
      <style:text-properties officeooo:paragraph-rsid="0069f619"/>
    </style:style>
    <style:style style:name="P62" style:family="paragraph" style:parent-style-name="Text_20_body">
      <style:text-properties officeooo:paragraph-rsid="006c6388"/>
    </style:style>
    <style:style style:name="P63" style:family="paragraph" style:parent-style-name="Text_20_body" style:list-style-name="L16">
      <style:text-properties officeooo:paragraph-rsid="006c6388"/>
    </style:style>
    <style:style style:name="P64" style:family="paragraph" style:parent-style-name="Text_20_body">
      <style:text-properties officeooo:paragraph-rsid="006f37b8"/>
    </style:style>
    <style:style style:name="P65" style:family="paragraph" style:parent-style-name="Text_20_body">
      <style:text-properties officeooo:paragraph-rsid="0071455b"/>
    </style:style>
    <style:style style:name="P66" style:family="paragraph" style:parent-style-name="Text_20_body">
      <style:text-properties officeooo:paragraph-rsid="00736644"/>
    </style:style>
    <style:style style:name="P67" style:family="paragraph" style:parent-style-name="Text_20_body">
      <style:text-properties officeooo:paragraph-rsid="00754a94"/>
    </style:style>
    <style:style style:name="P68" style:family="paragraph" style:parent-style-name="Text_20_body">
      <style:text-properties officeooo:paragraph-rsid="0078ec6b"/>
    </style:style>
    <style:style style:name="P69" style:family="paragraph" style:parent-style-name="Text_20_body">
      <style:text-properties officeooo:paragraph-rsid="00820c0b"/>
    </style:style>
    <style:style style:name="P70" style:family="paragraph" style:parent-style-name="Text_20_body">
      <style:text-properties officeooo:paragraph-rsid="0082fda7"/>
    </style:style>
    <style:style style:name="P71" style:family="paragraph" style:parent-style-name="Text_20_body" style:list-style-name="L17">
      <style:text-properties officeooo:paragraph-rsid="008cee85"/>
    </style:style>
    <style:style style:name="P72" style:family="paragraph" style:parent-style-name="Text_20_body">
      <style:text-properties officeooo:paragraph-rsid="008dff16"/>
    </style:style>
    <style:style style:name="P73" style:family="paragraph" style:parent-style-name="Text_20_body">
      <style:text-properties officeooo:paragraph-rsid="009147d7"/>
    </style:style>
    <style:style style:name="P74" style:family="paragraph" style:parent-style-name="Text_20_body">
      <style:text-properties officeooo:paragraph-rsid="00916229"/>
    </style:style>
    <style:style style:name="P75" style:family="paragraph" style:parent-style-name="Text_20_body">
      <style:text-properties officeooo:paragraph-rsid="00926f7c"/>
    </style:style>
    <style:style style:name="P76" style:family="paragraph" style:parent-style-name="Text_20_body" style:list-style-name="L7">
      <style:paragraph-properties fo:margin-left="0.3cm" fo:margin-right="0cm" fo:text-indent="0cm" style:auto-text-indent="false"/>
    </style:style>
    <style:style style:name="P77" style:family="paragraph" style:parent-style-name="Contents_20_Heading" style:master-page-name="Index">
      <style:paragraph-properties style:page-number="auto" fo:break-before="page"/>
    </style:style>
    <style:style style:name="P78" style:family="paragraph" style:parent-style-name="Heading_20_1" style:master-page-name="Standard">
      <style:paragraph-properties style:page-number="1" fo:break-before="page"/>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385dd5" officeooo:paragraph-rsid="00385dd5"/>
    </style:style>
    <style:style style:name="P81" style:family="paragraph" style:parent-style-name="Heading_20_1">
      <style:paragraph-properties fo:break-before="page"/>
      <style:text-properties officeooo:paragraph-rsid="0034ec16"/>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Nadpis_20_1_20_-_20_mimo_20_obsah" style:master-page-name="Abstrakt">
      <style:paragraph-properties style:page-number="1"/>
      <style:text-properties fo:font-weight="bold" style:font-weight-asian="bold" style:font-weight-complex="bold"/>
    </style:style>
    <style:style style:name="P84" style:family="paragraph" style:parent-style-name="Nadpis_20_1_20_-_20_mimo_20_obsah" style:master-page-name="Abstrakt">
      <style:paragraph-properties style:page-number="auto"/>
      <style:text-properties fo:font-weight="bold" style:font-weight-asian="bold" style:font-weight-complex="bold"/>
    </style:style>
    <style:style style:name="P85" style:family="paragraph" style:parent-style-name="Heading_20_2">
      <style:text-properties officeooo:rsid="002f2a55" officeooo:paragraph-rsid="002f2a55"/>
    </style:style>
    <style:style style:name="P86" style:family="paragraph" style:parent-style-name="Heading_20_2">
      <style:text-properties officeooo:rsid="0042a743" officeooo:paragraph-rsid="0042a743"/>
    </style:style>
    <style:style style:name="P87" style:family="paragraph" style:parent-style-name="Heading_20_3">
      <style:text-properties officeooo:rsid="0012b48d" officeooo:paragraph-rsid="0012b48d"/>
    </style:style>
    <style:style style:name="P88" style:family="paragraph" style:parent-style-name="Heading_20_3">
      <style:text-properties officeooo:rsid="00118c05" officeooo:paragraph-rsid="00118c05"/>
    </style:style>
    <style:style style:name="P89" style:family="paragraph" style:parent-style-name="Heading_20_3">
      <style:text-properties officeooo:paragraph-rsid="0016729e"/>
    </style:style>
    <style:style style:name="P90" style:family="paragraph" style:parent-style-name="Heading_20_3">
      <style:text-properties officeooo:paragraph-rsid="0043686f"/>
    </style:style>
    <style:style style:name="P91" style:family="paragraph" style:parent-style-name="Heading_20_3">
      <style:text-properties officeooo:rsid="00508837" officeooo:paragraph-rsid="00508837"/>
    </style:style>
    <style:style style:name="P92" style:family="paragraph" style:parent-style-name="Heading_20_3">
      <style:text-properties officeooo:paragraph-rsid="00754a94"/>
    </style:style>
    <style:style style:name="P93" style:family="paragraph" style:parent-style-name="Heading_20_3" style:list-style-name="">
      <style:text-properties officeooo:paragraph-rsid="0069f619"/>
    </style:style>
    <style:style style:name="P94" style:family="paragraph" style:parent-style-name="Heading_20_3" style:list-style-name="">
      <style:text-properties officeooo:paragraph-rsid="007109cb"/>
    </style:style>
    <style:style style:name="P95" style:family="paragraph" style:parent-style-name="Heading_20_3">
      <style:text-properties officeooo:paragraph-rsid="008dff16"/>
    </style:style>
    <style:style style:name="P96" style:family="paragraph" style:parent-style-name="Heading_20_3">
      <style:paragraph-properties fo:break-before="page"/>
      <style:text-properties officeooo:paragraph-rsid="0069f619"/>
    </style:style>
    <style:style style:name="P97" style:family="paragraph" style:parent-style-name="Heading_20_3">
      <style:paragraph-properties fo:break-before="page"/>
      <style:text-properties officeooo:paragraph-rsid="007109cb"/>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officeooo:rsid="0014e328"/>
    </style:style>
    <style:style style:name="T6" style:family="text">
      <style:text-properties fo:language="sk" fo:country="SK" officeooo:rsid="001cd583"/>
    </style:style>
    <style:style style:name="T7" style:family="text">
      <style:text-properties fo:language="en" fo:country="US" officeooo:rsid="0014e328"/>
    </style:style>
    <style:style style:name="T8" style:family="text">
      <style:text-properties officeooo:rsid="0016729e"/>
    </style:style>
    <style:style style:name="T9" style:family="text">
      <style:text-properties officeooo:rsid="00182590"/>
    </style:style>
    <style:style style:name="T10" style:family="text">
      <style:text-properties officeooo:rsid="001fba98"/>
    </style:style>
    <style:style style:name="T11" style:family="text">
      <style:text-properties officeooo:rsid="00210ca9"/>
    </style:style>
    <style:style style:name="T12" style:family="text">
      <style:text-properties officeooo:rsid="0022507c"/>
    </style:style>
    <style:style style:name="T13" style:family="text">
      <style:text-properties officeooo:rsid="0024c926"/>
    </style:style>
    <style:style style:name="T14" style:family="text">
      <style:text-properties officeooo:rsid="00263854"/>
    </style:style>
    <style:style style:name="T15" style:family="text">
      <style:text-properties officeooo:rsid="0027f5a5"/>
    </style:style>
    <style:style style:name="T16" style:family="text">
      <style:text-properties officeooo:rsid="002f2a55"/>
    </style:style>
    <style:style style:name="T17" style:family="text">
      <style:text-properties officeooo:rsid="0030d063"/>
    </style:style>
    <style:style style:name="T18" style:family="text">
      <style:text-properties officeooo:rsid="0032175e"/>
    </style:style>
    <style:style style:name="T19" style:family="text">
      <style:text-properties officeooo:rsid="0034ec16"/>
    </style:style>
    <style:style style:name="T20" style:family="text">
      <style:text-properties officeooo:rsid="003ee09d"/>
    </style:style>
    <style:style style:name="T21" style:family="text">
      <style:text-properties officeooo:rsid="00402c6a"/>
    </style:style>
    <style:style style:name="T22" style:family="text">
      <style:text-properties officeooo:rsid="0040de4a"/>
    </style:style>
    <style:style style:name="T23" style:family="text">
      <style:text-properties officeooo:rsid="0043686f"/>
    </style:style>
    <style:style style:name="T24" style:family="text">
      <style:text-properties officeooo:rsid="00452141"/>
    </style:style>
    <style:style style:name="T25" style:family="text">
      <style:text-properties officeooo:rsid="004a9f13"/>
    </style:style>
    <style:style style:name="T26" style:family="text">
      <style:text-properties officeooo:rsid="004bc229"/>
    </style:style>
    <style:style style:name="T27" style:family="text">
      <style:text-properties officeooo:rsid="004d56ce"/>
    </style:style>
    <style:style style:name="T28" style:family="text">
      <style:text-properties officeooo:rsid="004f275c"/>
    </style:style>
    <style:style style:name="T29" style:family="text">
      <style:text-properties officeooo:rsid="005101a3"/>
    </style:style>
    <style:style style:name="T30" style:family="text">
      <style:text-properties officeooo:rsid="005382e7"/>
    </style:style>
    <style:style style:name="T31" style:family="text">
      <style:text-properties officeooo:rsid="0054401d"/>
    </style:style>
    <style:style style:name="T32" style:family="text">
      <style:text-properties officeooo:rsid="00588eed"/>
    </style:style>
    <style:style style:name="T33" style:family="text">
      <style:text-properties officeooo:rsid="0059f821"/>
    </style:style>
    <style:style style:name="T34" style:family="text">
      <style:text-properties officeooo:rsid="005a3a7d"/>
    </style:style>
    <style:style style:name="T35" style:family="text">
      <style:text-properties officeooo:rsid="005b885b"/>
    </style:style>
    <style:style style:name="T36" style:family="text">
      <style:text-properties officeooo:rsid="005c749e"/>
    </style:style>
    <style:style style:name="T37" style:family="text">
      <style:text-properties officeooo:rsid="005e2ff3"/>
    </style:style>
    <style:style style:name="T38" style:family="text">
      <style:text-properties officeooo:rsid="00601606"/>
    </style:style>
    <style:style style:name="T39" style:family="text">
      <style:text-properties officeooo:rsid="006042ce"/>
    </style:style>
    <style:style style:name="T40" style:family="text">
      <style:text-properties officeooo:rsid="00616ed2"/>
    </style:style>
    <style:style style:name="T41" style:family="text">
      <style:text-properties officeooo:rsid="0063a823"/>
    </style:style>
    <style:style style:name="T42" style:family="text">
      <style:text-properties officeooo:rsid="006507e8"/>
    </style:style>
    <style:style style:name="T43" style:family="text">
      <style:text-properties officeooo:rsid="00664af5"/>
    </style:style>
    <style:style style:name="T44" style:family="text">
      <style:text-properties officeooo:rsid="0068150e"/>
    </style:style>
    <style:style style:name="T45" style:family="text">
      <style:text-properties officeooo:rsid="0069f619"/>
    </style:style>
    <style:style style:name="T46" style:family="text">
      <style:text-properties officeooo:rsid="006c6388"/>
    </style:style>
    <style:style style:name="T47" style:family="text">
      <style:text-properties officeooo:rsid="006f37b8"/>
    </style:style>
    <style:style style:name="T48" style:family="text">
      <style:text-properties officeooo:rsid="006f9694"/>
    </style:style>
    <style:style style:name="T49" style:family="text">
      <style:text-properties officeooo:rsid="007109cb"/>
    </style:style>
    <style:style style:name="T50" style:family="text">
      <style:text-properties officeooo:rsid="0071455b"/>
    </style:style>
    <style:style style:name="T51" style:family="text">
      <style:text-properties officeooo:rsid="00736644"/>
    </style:style>
    <style:style style:name="T52" style:family="text">
      <style:text-properties officeooo:rsid="00754a94"/>
    </style:style>
    <style:style style:name="T53" style:family="text">
      <style:text-properties officeooo:rsid="0078b39c"/>
    </style:style>
    <style:style style:name="T54" style:family="text">
      <style:text-properties officeooo:rsid="0078ec6b"/>
    </style:style>
    <style:style style:name="T55" style:family="text">
      <style:text-properties officeooo:rsid="007aaf2f"/>
    </style:style>
    <style:style style:name="T56" style:family="text">
      <style:text-properties officeooo:rsid="007b58d1"/>
    </style:style>
    <style:style style:name="T57" style:family="text">
      <style:text-properties officeooo:rsid="007e1365"/>
    </style:style>
    <style:style style:name="T58" style:family="text">
      <style:text-properties officeooo:rsid="007effe1"/>
    </style:style>
    <style:style style:name="T59" style:family="text">
      <style:text-properties officeooo:rsid="00801e35"/>
    </style:style>
    <style:style style:name="T60" style:family="text">
      <style:text-properties officeooo:rsid="00820c0b"/>
    </style:style>
    <style:style style:name="T61" style:family="text">
      <style:text-properties officeooo:rsid="0082fda7"/>
    </style:style>
    <style:style style:name="T62" style:family="text">
      <style:text-properties officeooo:rsid="0084c8f8"/>
    </style:style>
    <style:style style:name="T63" style:family="text">
      <style:text-properties officeooo:rsid="0086ad15"/>
    </style:style>
    <style:style style:name="T64" style:family="text">
      <style:text-properties officeooo:rsid="0089482b"/>
    </style:style>
    <style:style style:name="T65" style:family="text">
      <style:text-properties officeooo:rsid="008ccf4b"/>
    </style:style>
    <style:style style:name="T66" style:family="text">
      <style:text-properties officeooo:rsid="008cee85"/>
    </style:style>
    <style:style style:name="T67" style:family="text">
      <style:text-properties officeooo:rsid="008dff16"/>
    </style:style>
    <style:style style:name="T68" style:family="text">
      <style:text-properties officeooo:rsid="009147d7"/>
    </style:style>
    <style:style style:name="T69" style:family="text">
      <style:text-properties officeooo:rsid="00916229"/>
    </style:style>
    <style:style style:name="T70" style:family="text">
      <style:text-properties officeooo:rsid="00926f7c"/>
    </style:style>
    <style:style style:name="T71" style:family="text">
      <style:text-properties officeooo:rsid="009435e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NIVERZITA KOMENSKÉHO V BRATISLAVE</text:p>
      <text:p text:style-name="P2">FAKULTA MATEMATIKY, FYZIKY A INFORMTATIKY</text:p>
      <text:p text:style-name="P2">KATEDRA APLIKOVANEJ INFORMATIK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NOVÝ DLHODOBÝ VIACÚČELOVÝ SKLAD ÚLOH NA CVIČENIA</text:p>
      <text:p text:style-name="P3"/>
      <text:p text:style-name="P3">BAKALÁRSKA PRÁCA</text:p>
      <text:p text:style-name="P3"/>
      <text:p text:style-name="P6">Andrej Jurs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Školiteľ: Mgr. Pavel Petrovič, PhD.</text:p>
      <text:p text:style-name="P6"/>
      <text:p text:style-name="P6">Študijný program: 9.2.9 APLIKOVANÁ INFORMATIKA</text:p>
      <text:p text:style-name="P6"/>
      <text:p text:style-name="P7">BRATISLAVA 2013</text:p>
      <text:p text:style-name="P26"/>
      <text:p text:style-name="P83"><text:bookmark-start text:name="__RefHeading__117_516658299"/>Abstrakt<text:bookmark-end text:name="__RefHeading__117_516658299"/></text:p>
      <text:p text:style-name="P11">Text ...</text:p>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Čestne prehlasujem, že som túto prácu vypracoval samostatne,</text:p>
      <text:p text:style-name="P15">s použitím literatúry a zdrojov uvedených v závere práce.</text:p>
      <text:p text:style-name="P13"><text:s text:c="31"/></text:p>
      <text:p text:style-name="P14">Andrej Jursa <text:s text:c="5"/></text:p>
      <text:p text:style-name="P84">Poďakovanie</text:p>
      <text:p text:style-name="P11">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77">Obsah</text:p>
          </text:index-title>
          <text:p text:style-name="P82"><text:a xlink:type="simple" xlink:href="#__RefHeading__115_516658299" text:style-name="Index_20_Link" text:visited-style-name="Index_20_Link">1 Úvod <text:tab/> 1</text:a></text:p>
          <text:p text:style-name="P98"><text:a xlink:type="simple" xlink:href="#__RefHeading__1066_1415030771" text:style-name="Index_20_Link" text:visited-style-name="Index_20_Link">1.1 Ciele práce <text:tab/> 1</text:a></text:p>
          <text:p text:style-name="P98"><text:a xlink:type="simple" xlink:href="#__RefHeading__1068_1415030771" text:style-name="Index_20_Link" text:visited-style-name="Index_20_Link">1.2 Prehľad o obsahu dokumentu <text:tab/> 1</text:a></text:p>
          <text:p text:style-name="P82"><text:a xlink:type="simple" xlink:href="#__RefHeading__1289_516658299" text:style-name="Index_20_Link" text:visited-style-name="Index_20_Link">2 Východiská <text:tab/> 2</text:a></text:p>
          <text:p text:style-name="P98"><text:a xlink:type="simple" xlink:href="#__RefHeading__1702_516658299" text:style-name="Index_20_Link" text:visited-style-name="Index_20_Link">2.1 Prehľad teórie <text:tab/> 2</text:a></text:p>
          <text:p text:style-name="P99"><text:a xlink:type="simple" xlink:href="#__RefHeading__1704_516658299" text:style-name="Index_20_Link" text:visited-style-name="Index_20_Link">2.1.1 E-learning a learning management system <text:tab/> 2</text:a></text:p>
          <text:p text:style-name="P99"><text:a xlink:type="simple" xlink:href="#__RefHeading__2184_516658299" text:style-name="Index_20_Link" text:visited-style-name="Index_20_Link">2.1.2 SCORM <text:tab/> 2</text:a></text:p>
          <text:p text:style-name="P99"><text:a xlink:type="simple" xlink:href="#__RefHeading__573_766262875" text:style-name="Index_20_Link" text:visited-style-name="Index_20_Link">2.1.3 Unit testing <text:tab/> 3</text:a></text:p>
          <text:p text:style-name="P98"><text:a xlink:type="simple" xlink:href="#__RefHeading__2186_516658299" text:style-name="Index_20_Link" text:visited-style-name="Index_20_Link">2.2 Prehľad existujúcich systémov <text:tab/> 4</text:a></text:p>
          <text:p text:style-name="P99"><text:a xlink:type="simple" xlink:href="#__RefHeading__2188_516658299" text:style-name="Index_20_Link" text:visited-style-name="Index_20_Link">2.2.1 Moodle <text:tab/> 4</text:a></text:p>
          <text:p text:style-name="P99"><text:a xlink:type="simple" xlink:href="#__RefHeading__852_1761523199" text:style-name="Index_20_Link" text:visited-style-name="Index_20_Link">2.2.2 Chamilo <text:tab/> 4</text:a></text:p>
          <text:p text:style-name="P99"><text:a xlink:type="simple" xlink:href="#__RefHeading__2190_516658299" text:style-name="Index_20_Link" text:visited-style-name="Index_20_Link">2.2.3 LaMSfET <text:tab/> 5</text:a></text:p>
          <text:p text:style-name="P98"><text:a xlink:type="simple" xlink:href="#__RefHeading__576_1761523199" text:style-name="Index_20_Link" text:visited-style-name="Index_20_Link">2.3 Prehlad technológie <text:tab/> 6</text:a></text:p>
          <text:p text:style-name="P99"><text:a xlink:type="simple" xlink:href="#__RefHeading__767_766262875" text:style-name="Index_20_Link" text:visited-style-name="Index_20_Link">2.3.1 JUnit <text:tab/> 6</text:a></text:p>
          <text:p text:style-name="P99"><text:a xlink:type="simple" xlink:href="#__RefHeading__578_1761523199" text:style-name="Index_20_Link" text:visited-style-name="Index_20_Link">2.3.2 Smarty 3 <text:tab/> 7</text:a></text:p>
          <text:p text:style-name="P99"><text:a xlink:type="simple" xlink:href="#__RefHeading__640_1761523199" text:style-name="Index_20_Link" text:visited-style-name="Index_20_Link">2.3.3 TinyMCE <text:tab/> 9</text:a></text:p>
          <text:p text:style-name="P99"><text:a xlink:type="simple" xlink:href="#__RefHeading__675_817591051" text:style-name="Index_20_Link" text:visited-style-name="Index_20_Link">2.3.4 JQuery / JQueryUI <text:tab/> 9</text:a></text:p>
          <text:p text:style-name="P99"><text:a xlink:type="simple" xlink:href="#__RefHeading__677_817591051" text:style-name="Index_20_Link" text:visited-style-name="Index_20_Link">2.3.5 CodeIgniter <text:tab/> 10</text:a></text:p>
          <text:p text:style-name="P99"><text:a xlink:type="simple" xlink:href="#__RefHeading__964_1415030771" text:style-name="Index_20_Link" text:visited-style-name="Index_20_Link">2.3.6 DataMapper ORM <text:tab/> 11</text:a></text:p>
          <text:p text:style-name="P99"><text:a xlink:type="simple" xlink:href="#__RefHeading__715_817591051" text:style-name="Index_20_Link" text:visited-style-name="Index_20_Link">2.3.7 GeSHi <text:tab/> 11</text:a></text:p>
          <text:p text:style-name="P99"><text:a xlink:type="simple" xlink:href="#__RefHeading__966_1415030771" text:style-name="Index_20_Link" text:visited-style-name="Index_20_Link">2.3.8 Plupload <text:tab/> 11</text:a></text:p>
          <text:p text:style-name="P99"><text:a xlink:type="simple" xlink:href="#__RefHeading__968_1415030771" text:style-name="Index_20_Link" text:visited-style-name="Index_20_Link">2.3.9 FancyBox 2 <text:tab/> 12</text:a></text:p>
          <text:p text:style-name="P98"><text:a xlink:type="simple" xlink:href="#__RefHeading__642_1761523199" text:style-name="Index_20_Link" text:visited-style-name="Index_20_Link">2.4 Zhodnotenie východiskovej práce <text:tab/> 12</text:a></text:p>
          <text:p text:style-name="P82"><text:a xlink:type="simple" xlink:href="#__RefHeading__1130_1415030771" text:style-name="Index_20_Link" text:visited-style-name="Index_20_Link">3 Požiadavky na softvér <text:tab/> 15</text:a></text:p>
          <text:p text:style-name="P82"><text:a xlink:type="simple" xlink:href="#__RefHeading__1132_1415030771" text:style-name="Index_20_Link" text:visited-style-name="Index_20_Link">4 Návrh riešenia <text:tab/> 16</text:a></text:p>
          <text:p text:style-name="P98"><text:a xlink:type="simple" xlink:href="#__RefHeading__1088_1900703795" text:style-name="Index_20_Link" text:visited-style-name="Index_20_Link">4.1 Konceptuálna analýza <text:tab/> 16</text:a></text:p>
          <text:p text:style-name="P99"><text:a xlink:type="simple" xlink:href="#__RefHeading__1090_1900703795" text:style-name="Index_20_Link" text:visited-style-name="Index_20_Link">4.1.1 Používatelia systému <text:tab/> 16</text:a></text:p>
          <text:p text:style-name="P99"><text:a xlink:type="simple" xlink:href="#__RefHeading__1092_1900703795" text:style-name="Index_20_Link" text:visited-style-name="Index_20_Link">4.1.2 Jazykový preklad systému <text:tab/> 16</text:a></text:p>
          <text:p text:style-name="P99"><text:a xlink:type="simple" xlink:href="#__RefHeading__1316_1900703795" text:style-name="Index_20_Link" text:visited-style-name="Index_20_Link">4.1.3 Dátová štruktúra databázy <text:tab/> 18</text:a></text:p>
          <text:p text:style-name="P99"><text:a xlink:type="simple" xlink:href="#__RefHeading__1318_1900703795" text:style-name="Index_20_Link" text:visited-style-name="Index_20_Link">4.1.4 Dátová štruktúra súborového systému <text:tab/> 19</text:a></text:p>
          <text:p text:style-name="P99"><text:a xlink:type="simple" xlink:href="#__RefHeading__1320_1900703795" text:style-name="Index_20_Link" text:visited-style-name="Index_20_Link">4.1.5 Používateľské rozhranie pre učiteľov (administrácia) <text:tab/> 19</text:a></text:p>
          <text:p text:style-name="P99"><text:a xlink:type="simple" xlink:href="#__RefHeading__1794_1900703795" text:style-name="Index_20_Link" text:visited-style-name="Index_20_Link">4.1.6 Používateľské rozhranie pre študentov <text:tab/> 23</text:a></text:p>
          <text:p text:style-name="P82"><text:a xlink:type="simple" xlink:href="#__RefHeading__2192_516658299" text:style-name="Index_20_Link" text:visited-style-name="Index_20_Link">5 Použitá literatúra <text:tab/> 24</text:a></text:p>
        </text:index-body>
      </text:table-of-content>
      <text:p text:style-name="P7"/>
      <text:h text:style-name="P78" text:outline-level="1"><text:bookmark-start text:name="__RefHeading__115_516658299"/>Úvod<text:bookmark-end text:name="__RefHeading__115_516658299"/></text:h>
      <text:p text:style-name="P28">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28">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29">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29">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85" text:outline-level="2"><text:bookmark-start text:name="__RefHeading__1066_1415030771"/>Ciele práce<text:bookmark-end text:name="__RefHeading__1066_1415030771"/></text:h>
      <text:p text:style-name="P18"><text:span text:style-name="T16">… </text:span><text:span text:style-name="T18">TODO</text:span><text:span text:style-name="T17"> ...</text:span></text:p>
      <text:h text:style-name="P85" text:outline-level="2"><text:bookmark-start text:name="__RefHeading__1068_1415030771"/>Prehľad o obsahu dokumentu<text:bookmark-end text:name="__RefHeading__1068_1415030771"/></text:h>
      <text:p text:style-name="P30">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79" text:outline-level="1"><text:bookmark-start text:name="__RefHeading__1289_516658299"/>Východiská<text:bookmark-end text:name="__RefHeading__1289_516658299"/></text:h>
      <text:p text:style-name="Text_20_body">V tejto kapitole predstavím východiskové informácie ako je teória, existujúce systémy či východisková práca.</text:p>
      <text:h text:style-name="Heading_20_2" text:outline-level="2"><text:bookmark-start text:name="__RefHeading__1702_516658299"/>Prehľad teórie<text:bookmark-end text:name="__RefHeading__1702_516658299"/></text:h>
      <text:h text:style-name="Heading_20_3" text:outline-level="3"><text:bookmark-start text:name="__RefHeading__1704_516658299"/>E-learning a learning management system<text:bookmark-end text:name="__RefHeading__1704_516658299"/></text:h>
      <text:p text:style-name="Text_20_body">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Text_20_body">Learning management system alebo LMS je software na administráciu, dokumentáciu, sledovanie, spravovanie a predávanie vzdelávacích kurzov či tréningových programov.</text:p>
      <text:p text:style-name="Text_20_body">Takýto LMS by mal byť schopný:</text:p>
      <text:list xml:id="list33179116" text:style-name="L1">
        <text:list-item>
          <text:p text:style-name="P31">centralizovať a automatizovať administráciu,</text:p>
        </text:list-item>
        <text:list-item>
          <text:p text:style-name="P31">používať samo-obslužné a samo-riadiace služby,</text:p>
        </text:list-item>
        <text:list-item>
          <text:p text:style-name="P31">zhromažďovať a rýchlo poskytovať vzdelávací obsah,</text:p>
        </text:list-item>
        <text:list-item>
          <text:p text:style-name="P31">podporovať prenositeľnosť a normy,</text:p>
        </text:list-item>
        <text:list-item>
          <text:p text:style-name="P31">upravovať obsah a povoliť znovupoužitie vedomostí,</text:p>
        </text:list-item>
        <text:list-item>
          <text:p text:style-name="P31">poskytovať online tréning a semináre,</text:p>
        </text:list-item>
        <text:list-item>
          <text:p text:style-name="P31">evidencia a správa študentov,</text:p>
        </text:list-item>
        <text:list-item>
          <text:p text:style-name="P31">evidencia a správa kurzov,</text:p>
        </text:list-item>
        <text:list-item>
          <text:p text:style-name="P31">správa študijných plánov,</text:p>
        </text:list-item>
        <text:list-item>
          <text:p text:style-name="P31">evidencia hodnotenia študentov,</text:p>
        </text:list-item>
        <text:list-item>
          <text:p text:style-name="P31">testovanie a preskúšanie študentov,</text:p>
        </text:list-item>
        <text:list-item>
          <text:p text:style-name="P31">správa prístupových práv,</text:p>
        </text:list-item>
        <text:list-item>
          <text:p text:style-name="P31">komunikačné nástroje (diskusné fórum, chat),</text:p>
        </text:list-item>
        <text:list-item>
          <text:p text:style-name="P31">úložisko výukových materiálov.</text:p>
        </text:list-item>
      </text:list>
      <text:p text:style-name="Text_20_body">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Heading_20_3" text:outline-level="3"><text:bookmark-start text:name="__RefHeading__2184_516658299"/>SCORM<text:bookmark-end text:name="__RefHeading__2184_516658299"/></text:h>
      <text:p text:style-name="Text_20_body">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3164309" text:style-name="L2">
        <text:list-item>
          <text:p text:style-name="P32">všeobecná kategória,</text:p>
        </text:list-item>
        <text:list-item>
          <text:p text:style-name="P32">životný cyklus,</text:p>
        </text:list-item>
        <text:list-item>
          <text:p text:style-name="P32">meta-metadáta,</text:p>
        </text:list-item>
        <text:list-item>
          <text:p text:style-name="P32">technická kategória,</text:p>
        </text:list-item>
        <text:list-item>
          <text:p text:style-name="P32">vzdelávacia kategória,</text:p>
        </text:list-item>
        <text:list-item>
          <text:p text:style-name="P32">právna kategória,</text:p>
        </text:list-item>
        <text:list-item>
          <text:p text:style-name="P32">vzťahy,</text:p>
        </text:list-item>
        <text:list-item>
          <text:p text:style-name="P32">anotácie,</text:p>
        </text:list-item>
        <text:list-item>
          <text:p text:style-name="P32">klasifikácia.</text:p>
        </text:list-item>
      </text:list>
      <text:p text:style-name="Text_20_body">Tento model je vytváraný americkou iniciatívou ADL (Advanced Distributed Learning Initiative) s odvolávaním sa na normy vytvárané konzorciami IEEE a IMS Learning Technology Standards.</text:p>
      <text:h text:style-name="Heading_20_3" text:outline-level="3"><text:bookmark-start text:name="__RefHeading__573_766262875"/>Unit testing<text:bookmark-end text:name="__RefHeading__573_766262875"/></text:h>
      <text:p text:style-name="Text_20_body">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Text_20_body">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Text_20_body">Unit testy sú vytvárané programátormi, prípadne občas testermi, počas procesu vývoja programu.</text:p>
      <text:p text:style-name="Text_20_body">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Text_20_body">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Heading_20_2" text:outline-level="2"><text:bookmark-start text:name="__RefHeading__2186_516658299"/>Prehľad existujúcich systémov<text:bookmark-end text:name="__RefHeading__2186_516658299"/></text:h>
      <text:h text:style-name="Heading_20_3" text:outline-level="3"><text:bookmark-start text:name="__RefHeading__2188_516658299"/>Moodle<text:bookmark-end text:name="__RefHeading__2188_516658299"/></text:h>
      <text:p text:style-name="Text_20_body">Moodle je open source systém na tvorbu elektronických výukových kurzov na internete. Ide o modulárny learning management system, ktorý poskytuje funkcionalitu pre:</text:p>
      <text:list xml:id="list33183450" text:style-name="L3">
        <text:list-item>
          <text:p text:style-name="P33">pridávanie a správu študijných materiálov vo forme HTML stránok, súborov na stiahnutie, FLASH animácií, štruktúrovaných prednášok a podobne,</text:p>
        </text:list-item>
        <text:list-item>
          <text:p text:style-name="P33">podporuje diskusné fóra s možnosťou odoberania príspevkov e-mailom,</text:p>
        </text:list-item>
        <text:list-item>
          <text:p text:style-name="P33">vytváranie a správa úloh pre účastníkov kurzov,</text:p>
        </text:list-item>
        <text:list-item>
          <text:p text:style-name="P33">podporuje automaticky vyhodnocované testy zložené z rôznych typov testovacích úloh,</text:p>
        </text:list-item>
        <text:list-item>
          <text:p text:style-name="P33">slovníky a databázy, na ktorých napĺňaní sa môžu podieľať aj účastníci kurzov,</text:p>
        </text:list-item>
        <text:list-item>
          <text:p text:style-name="P33">podporuje ankety a hlasovania,</text:p>
        </text:list-item>
        <text:list-item>
          <text:p text:style-name="P33">vzdelávací obsah je v špecifikáciách SCORM alebo IMS Content Package.</text:p>
        </text:list-item>
      </text:list>
      <text:p text:style-name="Text_20_body">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Text_20_body">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Heading_20_3" text:outline-level="3"><text:bookmark-start text:name="__RefHeading__852_1761523199"/>Chamilo<text:bookmark-end text:name="__RefHeading__852_1761523199"/></text:h>
      <text:p text:style-name="Text_20_body">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Text_20_body">Momentálne existujú dve verzie Chamilo, verzia 1.*, postavená na Dokeos <text:soft-page-break/>LMS, a verzia 2.0, ktorá je kompletne novým softvérom.</text:p>
      <text:p text:style-name="Text_20_body">Chamilo podporuje:</text:p>
      <text:list xml:id="list33165059" text:style-name="L4">
        <text:list-item>
          <text:p text:style-name="P34">správu kurzov, používateľov a tréningových cyklov vrátane SOAP webových služieb pre vzdialenú správu,</text:p>
        </text:list-item>
        <text:list-item>
          <text:p text:style-name="P34">je kompatibilný so SCORM 1.2,</text:p>
        </text:list-item>
        <text:list-item>
          <text:p text:style-name="P34">viac-inštitučný mód s centrálnym manažmentom,</text:p>
        </text:list-item>
        <text:list-item>
          <text:p text:style-name="P34">testy študentov, ktoré môžu byť časovo obmedzované / kontrolované,</text:p>
        </text:list-item>
        <text:list-item>
          <text:p text:style-name="P34">natívne používa UTF-8 medzinárodné znakové sady a časové zóny,</text:p>
        </text:list-item>
        <text:list-item>
          <text:p text:style-name="P34">zaznamenáva pokroky používateľov / študentov,</text:p>
        </text:list-item>
        <text:list-item>
          <text:p text:style-name="P34">vytvára sociálnu sieť študentov.</text:p>
        </text:list-item>
      </text:list>
      <text:p text:style-name="Text_20_body">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Heading_20_3" text:outline-level="3"><text:bookmark-start text:name="__RefHeading__2190_516658299"/>LaMSfET<text:bookmark-end text:name="__RefHeading__2190_516658299"/></text:h>
      <text:p text:style-name="Text_20_body">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Text_20_body">Tento systém sa na rozdiel od iných LMS vyznačuje snahou dlhodobo uchovávať úlohy a ich riešenia, zaraďovať úlohy do zostáv úloh a tieto znovu-používať pri cvičeniach.</text:p>
      <text:p text:style-name="Text_20_body">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Text_20_body">Systém má integrované jednoduché testovanie riešení úloh týkajúcich sa programovacieho jazyka Java. Toto testovanie funguje na princípe očakávaného výstupu z programu po načítaní dát zo štandardného vstupu.</text:p>
      <text:p text:style-name="Text_20_body">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Text_20_body">V prípade použitia jednoduchých testov je systém schopný po otestovaní odovzdanej úlohy navrhovať počet bodov.</text:p>
      <text:p text:style-name="Text_20_body"><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Heading_20_2" text:outline-level="2"><text:bookmark-start text:name="__RefHeading__576_1761523199"/>Prehlad technológie<text:bookmark-end text:name="__RefHeading__576_1761523199"/></text:h>
      <text:h text:style-name="Heading_20_3" text:outline-level="3"><text:bookmark-start text:name="__RefHeading__767_766262875"/>JUnit<text:bookmark-end text:name="__RefHeading__767_766262875"/></text:h>
      <text:p text:style-name="Text_20_body">JUnit je unit testing framework pre programovací jazyk Java. Tento framework je dôležitou súčasťou test-driven development metodológie v tomto jazyku a je súčasťou unit testing frameworkov z rodiny xUnit.</text:p>
      <text:p text:style-name="Text_20_body">JUnit sa linkuje k programu ako JAR v čase kompilácie, používa sa ako balíček (package), pre verziu JUnit 3.8 a skoršie verzie je to balíček junit.framework, pre verzie JUnit 4 a novšie je to už balíček org.junit.</text:p>
      <text:p text:style-name="Text_20_body">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Text_20_body">Anotácia @Test podporuje dva voliteľné parametre:</text:p>
      <text:list xml:id="list33164441" text:style-name="L5">
        <text:list-item>
          <text:p text:style-name="P35">@Test(expected=&lt;Exception&gt;.class), kde &lt;Exception&gt; je názov triedy výnimky, ktorú očakávame, že test vráti, v prípade, že test vráti inú výnimku alebo žiadnu výnimku, je považovaný za zlyhávajúci test,</text:p>
        </text:list-item>
        <text:list-item>
          <text:p text:style-name="P35">@Test(timeout=&lt;milisekundy&gt;), kde nastavíme časové obmedzenie behu testu, ak potom test pobeží dlhšie ako je nastavené, bude vyhlásený za zlyhaný test.</text:p>
        </text:list-item>
      </text:list>
      <text:p text:style-name="Text_20_body">Okrem metód, ktoré sú označené anotáciou @Test a definujú jednotlivé testy, je možné vytvoriť ešte ďalšie metódy s anotáciami:</text:p>
      <text:list xml:id="list33166166" text:style-name="L6">
        <text:list-item>
          <text:p text:style-name="P36">@BeforeClass, takáto metóda bude vykonaná ako prvá, pred prvým testom,</text:p>
        </text:list-item>
        <text:list-item>
          <text:p text:style-name="P36">@AfterClass, takáto metóda bude vykonaná ako posledná, po poslednom teste,</text:p>
        </text:list-item>
        <text:list-item>
          <text:p text:style-name="P36">@Before, takáto metóda bude vykonaná pred vykonaním každého jedného testu,</text:p>
        </text:list-item>
        <text:list-item>
          <text:p text:style-name="P36">@After, takáto metóda bude vykonaná po vykonaní každého jedného testu.</text:p>
        </text:list-item>
      </text:list>
      <text:p text:style-name="Text_20_body"><text:soft-page-break/>Testová metóda sa skladá s programového kódu, ktorý môže iniciovať nejakú <text:s/>situáciu, objekt, premennú a pod., a potom s funkcií assert*, ktoré vyhodnocujú testované programové jednotky. Takéto assert* funkcie sú napríklad:</text:p>
      <text:list xml:id="list33188755" text:style-name="L7">
        <text:list-item>
          <text:p text:style-name="P37">assertTrue(boolean condition), ktorá vyhodnocuje, či condition je True,</text:p>
        </text:list-item>
        <text:list-item>
          <text:p text:style-name="P37">assertFalse(boolean condition), podobne ako predchádzajúca funkcia, táto očakáva, že condition bude False,</text:p>
        </text:list-item>
        <text:list-item>
          <text:p text:style-name="P37">assertEquals(Object expected, Object actual), ktorá vyhodnocuje rovnosť očakávanej (expected) a aktuálnej (actual) hodnoty, kde aktuálnu hodnotu vráti testovaná programová jednotka,</text:p>
        </text:list-item>
        <text:list-item>
          <text:p text:style-name="P37">assertArrayEquals(Object[] expecteds, Object[] actuals), ktorá vyhodnocuje rovnosť dvoch polí,</text:p>
        </text:list-item>
        <text:list-item>
          <text:p text:style-name="P37">atď...</text:p>
          <text:p text:style-name="P76">Tieto assert funkcie môžu voliteľne na prvom mieste zadať identifikujúci správu ako textový reťazec, ktorá bude zobrazená ak test zlyhá.</text:p>
        </text:list-item>
      </text:list>
      <text:p text:style-name="Text_20_body">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Text_20_body">Okrem assert* funkcií môžeme použiť aj assume* funkcie, ktoré pri zistení chyby zastavia test ale neoznačia ho ako zlyhaný, ale ako ignorovaný.</text:p>
      <text:h text:style-name="Heading_20_3" text:outline-level="3"><text:bookmark-start text:name="__RefHeading__578_1761523199"/>Smarty 3<text:bookmark-end text:name="__RefHeading__578_1761523199"/></text:h>
      <text:p text:style-name="Text_20_body">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Text_20_body">Smarty používa vlastné značky, typicky zabalené v znakoch { a }. Tieto značky môžu byť buď výrazy, ktoré sa vyhodnotia a ich hodnota sa zobrazí, priradenia, volanie funkcií a pod. Spolu takto riadia tok programu pri prezentácii dát.</text:p>
      <text:p text:style-name="Text_20_body">Smarty podporuje medzi-pamäť výsledkov, cache, pričom umožňuje v šablónach určiť, ktoré časti budú z cache vyňaté a vždy spracované s aktuálnymi dátami.</text:p>
      <text:p text:style-name="Text_20_body">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Text_20_body">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Text_20_body">Smarty dovoľuje v šablónach robiť viacero pokročilých vecí, ako je:</text:p>
      <text:list xml:id="list33168555" text:style-name="L8">
        <text:list-item>
          <text:p text:style-name="P38">volanie iného súboru so šablónou, pomocou značky {include}, táto dokonca vytvára nový scope pre premenné,</text:p>
        </text:list-item>
        <text:list-item>
          <text:p text:style-name="P38">vytvárať si pomocné premenné pomocou značky {assign} alebo pomocou výrazu {$premenna = hodnota}, druhý spôsob dovoľuje priraďovať hodnoty aj do polí alebo vlastností objektov,</text:p>
        </text:list-item>
        <text:list-item>
          <text:p text:style-name="P38">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38">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38">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38">zobraziť prehľad dát, ktoré šablóna aktuálne má k sebe pripojené a ďalších informácií, na ktoromkoľvek mieste, pomocou značky {debug}.</text:p>
        </text:list-item>
      </text:list>
      <text:p text:style-name="Text_20_body">Samotný objekt Smarty nám dovoľuje robiť napríklad tieto veci:</text:p>
      <text:list xml:id="list33169005" text:style-name="L9">
        <text:list-item>
          <text:p text:style-name="P39">priraďovať, dopĺňať či odstraňovať dáta pripojené k šablóne,</text:p>
        </text:list-item>
        <text:list-item>
          <text:p text:style-name="P39">kontrolovať cache pre šablónové súbory, mazať cache,</text:p>
        </text:list-item>
        <text:list-item>
          <text:p text:style-name="P39">dynamicky registrovať modifikátory, funkcie, bloky alebo značky kompilátora (ktoré do skompilovanej šablóny vkladajú obslužný php kód),</text:p>
        </text:list-item>
        <text:list-item>
          <text:p text:style-name="P39">dynamicky odregistrovať spomenuté pluginy,</text:p>
        </text:list-item>
        <text:list-item>
          <text:p text:style-name="P39">zobraziť spracovanú šablónu na výstupe alebo vrátiť celý výsledok spracovanej šablóny do premennej.</text:p>
        </text:list-item>
      </text:list>
      <text:h text:style-name="Heading_20_3" text:outline-level="3"><text:bookmark-start text:name="__RefHeading__640_1761523199"/><text:soft-page-break/>TinyMCE<text:bookmark-end text:name="__RefHeading__640_1761523199"/></text:h>
      <text:p text:style-name="Text_20_body">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Text_20_body">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Text_20_body">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Text_20_body">Editor navyše ponúka API na vytváranie vlastných pluginov a vývojári TinyMCE sami ponúkajú niekoľko prepracovaných pluginov na prácu so súbormi alebo obrázkami, tieto sú však komerčné.</text:p>
      <text:p text:style-name="Text_20_body">Editor je do stránky možné integrovať pomocou obyčajného JavaScriptu, ale aj pomocou knižnice JQuery, pre ktorý ma vytvorené pluginy na integráciu.</text:p>
      <text:h text:style-name="Heading_20_3" text:outline-level="3"><text:bookmark-start text:name="__RefHeading__675_817591051"/>JQuery / JQueryUI<text:bookmark-end text:name="__RefHeading__675_817591051"/></text:h>
      <text:p text:style-name="Text_20_body">JQuery je knižnica pre JavaScript navrhnutá tak, aby zjednodušovala skriptovanie HTML stránok na klientskej strane. Jej motto, píš menej, urob viac, vystihuje silu tohto nástroja. JQuery je open source projektom, pôvodným autorom je John Resig.</text:p>
      <text:p text:style-name="Text_20_body">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Text_20_body">Niektoré korporácie, ako je Microsoft, zabudovávajú JQuery do svojich produktov, konkrétne Microsoft pridal JQuery do Visual Studia pre ASP.NET AJAX framework a ASP.NET MVC framework.</text:p>
      <text:p text:style-name="Text_20_body">JQuery teda prináša tieto výhody:</text:p>
      <text:list xml:id="list33182404" text:style-name="L10">
        <text:list-item>
          <text:p text:style-name="P40">výber DOM elementov pomocou multi-browser systému pre selektory Sizzle,</text:p>
        </text:list-item>
        <text:list-item>
          <text:p text:style-name="P40">traverzovanie a modifikovanie DOM s podporou pre CSS 1 až 3,</text:p>
        </text:list-item>
        <text:list-item>
          <text:p text:style-name="P40">obsluha udalostí,</text:p>
        </text:list-item>
        <text:list-item>
          <text:p text:style-name="P40"><text:soft-page-break/>efekty a animácie,</text:p>
        </text:list-item>
        <text:list-item>
          <text:p text:style-name="P40">AJAX,</text:p>
        </text:list-item>
        <text:list-item>
          <text:p text:style-name="P40">rozšíriteľnosť pluginmi,</text:p>
        </text:list-item>
        <text:list-item>
          <text:p text:style-name="P40">multi-browser podpora.</text:p>
        </text:list-item>
      </text:list>
      <text:p text:style-name="Text_20_body">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3185497" text:style-name="L11">
        <text:list-item>
          <text:p text:style-name="P41">akordeón – harmonikové prepínanie obsahu so zachovaním výšky,</text:p>
        </text:list-item>
        <text:list-item>
          <text:p text:style-name="P41">automatické dokončovanie vkladania textu,</text:p>
        </text:list-item>
        <text:list-item>
          <text:p text:style-name="P41">tlačidlá, klasické aj prepínateľné, možno doplniť o ikony,</text:p>
        </text:list-item>
        <text:list-item>
          <text:p text:style-name="P41">kalendár na výber dátumu,</text:p>
        </text:list-item>
        <text:list-item>
          <text:p text:style-name="P41">dialógové okná,</text:p>
        </text:list-item>
        <text:list-item>
          <text:p text:style-name="P41">viac-úrovňové menu,</text:p>
        </text:list-item>
        <text:list-item>
          <text:p text:style-name="P41">progressbar,</text:p>
        </text:list-item>
        <text:list-item>
          <text:p text:style-name="P41">posuvníky s jazdcom,</text:p>
        </text:list-item>
        <text:list-item>
          <text:p text:style-name="P41">záložky,</text:p>
        </text:list-item>
        <text:list-item>
          <text:p text:style-name="P41">nástrojové tipy,</text:p>
        </text:list-item>
        <text:list-item>
          <text:p text:style-name="P41">a rôzne ďalšie widgety, efekty a pod.</text:p>
        </text:list-item>
      </text:list>
      <text:h text:style-name="Heading_20_3" text:outline-level="3"><text:bookmark-start text:name="__RefHeading__677_817591051"/>CodeIgniter<text:bookmark-end text:name="__RefHeading__677_817591051"/></text:h>
      <text:p text:style-name="Text_20_body">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Text_20_body">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Text_20_body">Vďaka architektúre MVC sa aplikácia napísaná v tomto frameworku skladá s troch hlavných na sebe nezávislých komponentov:</text:p>
      <text:list xml:id="list33193342" text:style-name="L12">
        <text:list-item>
          <text:p text:style-name="P42">radič (controller) je komponent, ktorý prijíma dopyty, spracúva ich a vráti odpoveď,</text:p>
        </text:list-item>
        <text:list-item>
          <text:p text:style-name="P42">model je komponent, ktorý obsluhuje dáta, bežne v databázy ale aj v <text:soft-page-break/>súborovom systéme,</text:p>
        </text:list-item>
        <text:list-item>
          <text:p text:style-name="P42">pohľad (view) je komponent, ktorý sa stará o prezentáciu dát používateľovi.</text:p>
        </text:list-item>
      </text:list>
      <text:p text:style-name="Text_20_body">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87" text:outline-level="3"><text:bookmark-start text:name="__RefHeading__964_1415030771"/>DataMapper ORM<text:bookmark-end text:name="__RefHeading__964_1415030771"/></text:h>
      <text:p text:style-name="P43">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43">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17"><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Heading_20_3" text:outline-level="3"><text:bookmark-start text:name="__RefHeading__715_817591051"/>GeSHi<text:bookmark-end text:name="__RefHeading__715_817591051"/></text:h>
      <text:p text:style-name="Text_20_body">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Text_20_body">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88" text:outline-level="3"><text:bookmark-start text:name="__RefHeading__966_1415030771"/>Plupload<text:bookmark-end text:name="__RefHeading__966_1415030771"/></text:h>
      <text:p text:style-name="P16"><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44">Plupload dokáže uploadovať dáta pomocou prostredí Flash, Gears, HTML 5, Silverlight, BrowserPlus a HTML 4. Okrem HTML 5 ostatné prostredia podporujú takmer všetky operácie a možnosti, ktoré Plupload poskytuje, a to sú:</text:p>
      <text:list xml:id="list33185369" text:style-name="L13">
        <text:list-item>
          <text:p text:style-name="P45">delenie súboru do chunkov,</text:p>
        </text:list-item>
        <text:list-item>
          <text:p text:style-name="P45">drag/drop pridávanie súborov do zoznamu súborov na upload,</text:p>
        </text:list-item>
        <text:list-item>
          <text:p text:style-name="P45">automatická zmena rozmerov obrázkov vo formáte PNG a JPEG,</text:p>
        </text:list-item>
        <text:list-item>
          <text:p text:style-name="P45">filtrovanie typov,</text:p>
        </text:list-item>
        <text:list-item>
          <text:p text:style-name="P45">streamovaný upload,</text:p>
        </text:list-item>
        <text:list-item>
          <text:p text:style-name="P45">multipart upload,</text:p>
        </text:list-item>
        <text:list-item>
          <text:p text:style-name="P45">obmedzovanie veľkosti prenášaného súboru,</text:p>
        </text:list-item>
        <text:list-item>
          <text:p text:style-name="P45">zobrazovanie postupu uploadu,</text:p>
        </text:list-item>
        <text:list-item>
          <text:p text:style-name="P45">odosielanie vlastných hlavičiek.</text:p>
        </text:list-item>
      </text:list>
      <text:p text:style-name="P44">HTML 4 runtime prostredie podporuje z tohto len multipart uploadovanie.</text:p>
      <text:h text:style-name="P89" text:outline-level="3"><text:bookmark-start text:name="__RefHeading__968_1415030771"/><text:span text:style-name="T8">Fancy</text:span><text:span text:style-name="T9">B</text:span><text:span text:style-name="T8">ox </text:span><text:span text:style-name="T9">2</text:span><text:bookmark-end text:name="__RefHeading__968_1415030771"/></text:h>
      <text:p text:style-name="P46">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Heading_20_2" text:outline-level="2"><text:bookmark-start text:name="__RefHeading__642_1761523199"/>Zhodnotenie východiskovej práce<text:bookmark-end text:name="__RefHeading__642_1761523199"/></text:h>
      <text:p text:style-name="Text_20_body">Počas písania tejto podkapitoly som analyzoval zdrojové kódy pôvodného systému LaMSfET, ako aj návrh fungovania systému.</text:p>
      <text:p text:style-name="Text_20_body">Peter Jurčo, autor pôvodného systému, mal peknú myšlienku urobiť systém modulárny, čo <text:span text:style-name="T10">by malo </text:span>prispie<text:span text:style-name="T10">ť</text:span> k jeho flexibilite a mal by sa dať takto jednoduchšie upravovať. Keď som však dostal od môjho školiteľa pôvodné zdrojové kódy a databázovú štruktúru, <text:span text:style-name="T10">zistil som, že je tu celý rad problémov</text:span>.</text:p>
      <text:p text:style-name="Text_20_body">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1">Keďže som pôvodne mal k dispozícii iba štruktúru databázy, aj potom, ako sa mi podarilo systém rozbehnúť, som s nim prakticky nič nemohol robiť.</text:span></text:p>
      <text:p text:style-name="Text_20_body">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1">ani nehladí na to, že by databáza mohla byť prázdna</text:span> <text:span text:style-name="T11">a tak</text:span> používateľ dostane len nezrozumiteľné chybové hláseni<text:span text:style-name="T11">a</text:span>.</text:p>
      <text:p text:style-name="Text_20_body">Situácia s databázou sa však vyriešila a po vytvorení účtu učiteľa / administrátora, som sa dostal do systému. Tak ako počas snahy systém rozbehnúť na mojom vývojovom webserveri (Apache 2.2, PHP 5.4.4), zobrazovalo <text:span text:style-name="T12">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47">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Text_20_body">Mne teraz ostávajú tri možnosti:</text:p>
      <text:list xml:id="list33174817" text:style-name="L14">
        <text:list-item>
          <text:p text:style-name="P48"><text:span text:style-name="T13">upraviť nastavenie vlastného serveru, tak aby nezobrazoval chyby, prižmúriť všetky oči, pokračovať a dúfať, že to nejak dopadne</text:span>,</text:p>
        </text:list-item>
        <text:list-item>
          <text:p text:style-name="P48">prejsť niekoľko tisíc riadkov <text:span text:style-name="T13">kódu</text:span> systému LaMSfET a opraviť všetky alebo aspoň väčšinu chýb,</text:p>
        </text:list-item>
        <text:list-item>
          <text:p text:style-name="P48">pôvodný systém nechať tak a vytvoriť systém úplne nový, ktorý bude zohľadňovať funkcionalitu pôvodného systému <text:span text:style-name="T13">alebo sa k nej aspoň blížiť</text:span>.</text:p>
        </text:list-item>
      </text:list>
      <text:p text:style-name="Text_20_body">Bod 2 určite efektívne zoberie veľký kus časového intervalu zostávajúceho na akékoľvek vlastné implementácie nových funkcií, bod 3 je na tom podobne ako bod 2, no dáva priestor vytvoriť systém od základu, bez <text:span text:style-name="T13">chýb nováčikovskej úrovňe</text:span> predchodcu programátora a rovno doň novú funkcionalitu zakomponovať. Pokračovať bodom 1 znamená na zlom stavať, čo sa môže len zle skončiť.</text:p>
      <text:p text:style-name="Text_20_body">Celkovo môžem tento systém zhodnotiť ako <text:span text:style-name="T13">dobrú ideu, bohužiaľ s množstvom nedostatkov</text:span>. <text:span text:style-name="T13">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4">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15">Systém má tak isto veľkú bezpečnostnú dieru a tou je univerzálne heslo, ktorým sa vie prihlásiť učiteľ ako hociktorý iný používateľ.</text:span></text:p>
      <text:p text:style-name="P49">Keďže pôvodný systém má sporný kód a veľa ostatných problémov, rozhodli sme sa so školiteľom, že vytvorím nový systém.</text:p>
      <text:h text:style-name="P80" text:outline-level="1"><text:bookmark-start text:name="__RefHeading__1130_1415030771"/>Požiadavky na softvér<text:bookmark-end text:name="__RefHeading__1130_1415030771"/></text:h>
      <text:p text:style-name="P50">V tejto kapitole sformujeme požiadavky na softvérový systém L.I.S.T., ktoré sú nasledovné:</text:p>
      <text:list xml:id="list33191351" text:style-name="L15">
        <text:list-item>
          <text:p text:style-name="P51">systém bude používaný dvoma úrovňami používateľov, učiteľom a študentom. Tieto dve úrovne musia byť dve nezávislé entity a každá táto entita bude mať svoje vlastné rozhranie, v ktorom bude pracovať,</text:p>
        </text:list-item>
        <text:list-item>
          <text:p text:style-name="P53">systém musí umožniť vytváranie a správu úloh a príloh k úlohám (prílohy vo forme súborov uložených sa serveri), je tiež nutné, aby boli úlohy kategorizované a aby sa dali filtrovať podla týchto kategórií,</text:p>
        </text:list-item>
        <text:list-item>
          <text:p text:style-name="P53">systém musí umožňovať vytvárať zostavy úloh, alebo inak povedané zadania pre študentov, ktoré budú pozostávať z viacerých úloh, tak isto jedna úloha môže patriť k viacerým zadaniam,</text:p>
        </text:list-item>
        <text:list-item>
          <text:p text:style-name="P54">systém by mal umožniť klonovať úlohy aj zadania úloh, (napríklad kvôli zmenám, ktoré chceme aby sa prejavili lokálne),</text:p>
        </text:list-item>
        <text:list-item>
          <text:p text:style-name="P55">systém by mal podporovať viacjazyčné používateľské rozhranie a mal by umožňovať prekladať obsah (úlohy, zostavy atď …) do viacerých jazykov,</text:p>
        </text:list-item>
        <text:list-item>
          <text:p text:style-name="P56">systém by mal umožňovať vytvárať výučbové kurzy, ku kurzom vytvárať skupiny a ku skupinám priraďovať miestnosti, v ktorých prebieha výučba pre danú skupinu,</text:p>
        </text:list-item>
        <text:list-item>
          <text:p text:style-name="P56">systém musí umožniť študentovi prihlásiť sa na kurz a vybrať si študijnú skupinu, učiteľovi musí umožniť spravovať priradenie študentov do skupín a riadiť ich účasť v kurzoch,</text:p>
        </text:list-item>
        <text:list-item>
          <text:p text:style-name="P56">systém by mal študentom dovoliť odovzdať svoje riešenie zverejnených zadaní (zostáv úloh) online a učiteľovi by mal umožniť tieto úlohy kontrolovať a hodnotiť,</text:p>
        </text:list-item>
        <text:list-item>
          <text:p text:style-name="P52"><text:span text:style-name="T20">systém by mal umožňovať vytvárať k jednotlivým úlohám unit testy, </text:span><text:span text:style-name="T21">vygenerovať z nich spustiteľný kód a otestovať nimi odovzdané riešenie so zobrazením výsledkov.</text:span></text:p>
        </text:list-item>
      </text:list>
      <text:h text:style-name="P81" text:outline-level="1"><text:bookmark-start text:name="__RefHeading__1132_1415030771"/><text:span text:style-name="T19">Návrh </text:span><text:span text:style-name="T22">riešenia</text:span><text:bookmark-end text:name="__RefHeading__1132_1415030771"/></text:h>
      <text:p text:style-name="P57">V tejto kapitole si prejdeme návrh softvérového riešenia novej implementácie systému na podporu výučby s dlhodobou úschovňou úloh, ktorú som nazval jednoducho L.I.S.T. - Long-term Internet Storage of Tasks.</text:p>
      <text:h text:style-name="P86" text:outline-level="2"><text:bookmark-start text:name="__RefHeading__1088_1900703795"/><text:span text:style-name="T43">Konceptuálna a</text:span>nalýza<text:bookmark-end text:name="__RefHeading__1088_1900703795"/></text:h>
      <text:h text:style-name="P90" text:outline-level="3"><text:bookmark-start text:name="__RefHeading__1090_1900703795"/><text:span text:style-name="T23">Používate</text:span><text:span text:style-name="T24">l</text:span><text:span text:style-name="T23">ia systému</text:span><text:bookmark-end text:name="__RefHeading__1090_1900703795"/></text:h>
      <text:p text:style-name="P58">Softvér umožní pracovať so systémom dvom úrovniam používateľov, študentom a učiteľom. Každá úroveň používateľa bude mať na prácu so systémom vyhradenú vlastnú časť systému.</text:p>
      <text:p text:style-name="P59">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19"><text:span text:style-name="T25">Učiteľ bude vystupovať v roli administrátora systému, a bude sa vedieť so svojím účtom prihlasovať do administrácie, kde bude vedieť meniť takmer všetky parametre obsahu. </text:span><text:span text:style-name="T26">Všetci učitelia sú si rovný, všetci budú mať prístup ku tým istým možnostiam správy systému.</text:span></text:p>
      <text:p text:style-name="P20"><text:span text:style-name="T27">Používateľské účty budú mať minimálne nastavenia, ako prihlasovacie meno sa bude používať e-mailová adresa. </text:span><text:span text:style-name="T28">Ak bude učiteľ chcieť, môže si vytvoriť aj študentský účet s rovnakou e-mailovou adresou ako používa na učiteľskom účte, avšak vrámci tabuliek študentov a učiteľov budú e-mailové adresy unikátne.</text:span></text:p>
      <text:h text:style-name="P91" text:outline-level="3"><text:bookmark-start text:name="__RefHeading__1092_1900703795"/>Jazykový preklad systému<text:bookmark-end text:name="__RefHeading__1092_1900703795"/></text:h>
      <text:p text:style-name="P21"><text:span text:style-name="T29">Systém má byť vytvorený tak, aby umožňoval preklad rozhrania a obsahu do viacerých jazykov. </text:span><text:span text:style-name="T30">Za týmto účelom budú v systéme prítomné tri riešenia, ako tohto efektu dosiahnuť.</text:span></text:p>
      <text:p text:style-name="P22"><text:span text:style-name="T31">Prvé riešenie bude predpokladať existenciu súborov s </text:span><text:span text:style-name="T32">definíciou</text:span><text:span text:style-name="T31"> textu v danom jazyku priradenou k nejakému kľúčovému slovu – konštante. Toto riešenie je orientované hlavne na preklad používateľského rozhrania. </text:span><text:span text:style-name="T33">Takýto textový súbor sa načíta a páry konštanta – text sa uložia do spoločného zásobníka, odkiaľ sa budú dať získať pre potreby zobrazenia na stránke systému.</text:span></text:p>
      <text:p text:style-name="P23"><text:span text:style-name="T34">Druhé riešenie spočíva v existencii tabuľky prekladov v databáze, ktorá bude obsahovať informácie jednak o zvolenom názve konštanty, tak aj o jazyku, ktorý je ňou pokrytý a konečne text v danom jazyku. </text:span><text:span text:style-name="T35">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24"><text:span text:style-name="T36">Tretie riešenie bude počítať s existenciou inej tabuľky, ktorá bude realizovať </text:span><text:soft-page-break/><text:span text:style-name="T36">prekrytie pôvodného textu textom v inom jazyku. </text:span><text:span text:style-name="T37">Všetok bežný textový obsah sa bude ukladať akoby v nedefinovanom východzom jazyku a k vybraným položkám bude možné definovať prekrytie tohto textu v konkrétnom jazyku. </text:span><text:span text:style-name="T38">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39">Preklad realizovaný pomocou prekrytia bude následne fungovať tak, že sa z pôvodnej tabuľky načíta záznam a potom sa načítajú príslušné texty prekrytí k príslušným stĺpcom. </text:span><text:span text:style-name="T40">Tieto prekrytia je nutné realizovať optimálne, aby bolo možné pre viac záznamov jedným volaním databázového dopytu inicializovať všetky potrebné prekrytia pre konkrétny jazyk.</text:span></text:p>
      <text:p text:style-name="P60"><text:span text:style-name="T41">Druh</text:span><text:span text:style-name="T44">é</text:span><text:span text:style-name="T41"> a tretie riešenie sa môže dopĺňať. Z návrhu vyplýva, že sa môže aj kombinovať, teda v prekrytí by mohla byť definovaná konštanta, ktorej text sa má zobraziť, avšak toto správanie je z pohľadu celkovej funkčnosti nevyužiteľné. </text:span><text:span text:style-name="T42">Teda v systéme sa bude používať v konkrétnej tabuľke a jej konkrétnom stĺpci preklad buď pomocou druhého alebo tretieho riešenia.</text:span></text:p>
      <text:h text:style-name="P93" text:outline-level="3"><text:span text:style-name="T45"/></text:h>
      <text:h text:style-name="P96" text:outline-level="3"><text:bookmark-start text:name="__RefHeading__1316_1900703795"/><text:span text:style-name="T45">Dátová štruktúra databázy</text:span><text:bookmark-end text:name="__RefHeading__1316_1900703795"/></text:h>
      <text:p text:style-name="P61"><draw:frame draw:style-name="fr1" draw:name="Rámec1" text:anchor-type="paragraph" svg:width="16.701cm" draw:z-index="0"><draw:text-box fo:min-height="14.102cm"><text:p text:style-name="Illustration"><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span text:style-name="T45"/></text:p>
      <text:p text:style-name="P62"><text:span text:style-name="T46">V zjednodušenej schéme zapojenia databázových tabuliek do relácií platia tieto pravidlá:</text:span></text:p>
      <text:list xml:id="list36522775" text:style-name="L16">
        <text:list-item>
          <text:p text:style-name="P63"><text:span text:style-name="T46">na hrubo označený text je časťou primárneho kľúča tabuľky,</text:span></text:p>
        </text:list-item>
        <text:list-item>
          <text:p text:style-name="P63"><text:span text:style-name="T46">podčiarknutý text je cudzím kľúčom do inej tabuľky,</text:span></text:p>
        </text:list-item>
        <text:list-item>
          <text:p text:style-name="P63"><text:span text:style-name="T46">názvy tabuliek končiace sufixom _rel označujú join tabuľky, nebudú v zdrojovom kóde inštancované ako objekty modelov.</text:span></text:p>
        </text:list-item>
      </text:list>
      <text:p text:style-name="P64"><text:span text:style-name="T47">Tri tabuľky, migrations, translations a lang_overlays sú pomocné tabuľky a tabuľky obsahujúce jazykové preklady, </text:span><text:span text:style-name="T48">nie sú v žiadnej priamej relácii s inými tabuľkami.</text:span></text:p>
      <text:h text:style-name="P94" text:outline-level="3"><text:span text:style-name="T49"/></text:h>
      <text:h text:style-name="P97" text:outline-level="3"><text:bookmark-start text:name="__RefHeading__1318_1900703795"/><text:span text:style-name="T49">Dátová štruktúra súborového systému</text:span><text:bookmark-end text:name="__RefHeading__1318_1900703795"/></text:h>
      <text:p text:style-name="P65"><text:span text:style-name="T50">Všetky súbory, ktoré sa týkajú priamo aj nepriamo obsahu stránky generovanej systémom budú začlenená do dvoch hlavných adresárov, public a private.</text:span></text:p>
      <text:p text:style-name="P65"><text:span text:style-name="T50">Do adresára public sa budú umiestňovať všetky súbory verejnej povahy, ako sú javascript, css, súbory obrázkov k používateľskému prostrediu alebo iné priamo zobrazované súbory (napr. flash).</text:span></text:p>
      <text:p text:style-name="P66"><text:span text:style-name="T50">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span></text:p>
      <text:p text:style-name="P66"><text:span text:style-name="T51">Dôvodom tohto rozdelenia je snaha zabrániť neautorizovanému prístupu k súborom, ktoré by mohli poskytnúť študentom výhodu (nakoľko by mohli z týchto súborov vyčítať riešenie úloh a pod.).</text:span></text:p>
      <text:h text:style-name="P92" text:outline-level="3"><text:bookmark-start text:name="__RefHeading__1320_1900703795"/><text:span text:style-name="T52">Používateľské rozhranie </text:span><text:span text:style-name="T53">pre učiteľov (administrácia)</text:span><text:bookmark-end text:name="__RefHeading__1320_1900703795"/></text:h>
      <text:p text:style-name="P67"><draw:frame draw:style-name="fr1" draw:name="Rámec2" text:anchor-type="paragraph" svg:width="16.701cm" draw:z-index="2"><draw:text-box fo:min-height="11.91cm"><text:p text:style-name="Illustration"><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span text:style-name="T52"/></text:p>
      <text:p text:style-name="P68"><text:span text:style-name="T54">Na obrázku </text:span><text:span text:style-name="T54"><text:sequence-ref text:reference-format="value" text:ref-name="refIllustration1">2</text:sequence-ref></text:span><text:span text:style-name="T54"> môžeme vidieť návrh rozhrania pre prihlásenie učiteľa do administrácie systému. </text:span><text:span text:style-name="T55">Ide o jednoduchý formulár, v ktorom učiteľ zadá svoju e-mailovú adresu a heslo. </text:span><text:span text:style-name="T56">Ak budú zadané údaje správne, učiteľ bude </text:span><text:soft-page-break/><text:span text:style-name="T56">prihlásený do administrácie a bude pokračovať buď na východziu stránku, alebo na tú stránku, ktorú mal otvorenú posledne a pri prístupe k nej systém zistil, že platnosť jeho SESSION dát vypršala.</text:span></text:p>
      <text:p text:style-name="P68"><draw:frame draw:style-name="fr1" draw:name="Rámec3" text:anchor-type="paragraph" svg:width="16.701cm" draw:z-index="4"><draw:text-box fo:min-height="11.626cm"><text:p text:style-name="Illustration"><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span text:style-name="T56"/></text:p>
      <text:p text:style-name="P68"><text:span text:style-name="T56"><text:sequence-ref text:reference-format="category-and-value" text:ref-name="refIllustration2">Obrázok 3</text:sequence-ref></text:span><text:span text:style-name="T56"> </text:span><text:span text:style-name="T57">zobrazuje rozhranie editora jazykových konštánt. </text:span><text:span text:style-name="T58">Jazykové konštanty sú zobrazené v riadkoch tabuľky spolu s prekladom do všetkým podporovaných jazykov. Stĺpce z jazykmi pribudnú, ak je do systému pridaný nový jazyk. </text:span><text:span text:style-name="T59">Každý riadok sa ukladá alebo vymazáva pomocou AJAX volania, takže nie je nutné zakaždým znovu-renderovať a zobrazovať celú stránku.</text:span></text:p>
      <text:p text:style-name="P69"><text:span text:style-name="T60">Tlačidlo Nová konštanta otvorí novú stránku pomocou FancyBox-u, bude tu formulár na vytvorenie konštanty a prekladu pre všetky podporované jazyky.</text:span></text:p>
      <text:p text:style-name="P70"><text:span text:style-name="T61">Na tomto obrázku si tiež môžeme povšimnúť základné rozčlenenie rozhrania pre administráciu. V hornej časti nad nadpisom je lišta s informáciou o otvorenej zostave úloh v ľavo a informácie o prihlásenom učiteľovi v pravo. </text:span><text:span text:style-name="T62">Pod nadpisom sa nachádza hlavná navigácia, ktorá bude viacúrovňová. Celá táto štandardná hlavička bude navyše pevne umiestnená na vrchu stránky a bude </text:span><text:span text:style-name="T63">vždy viditeľná</text:span><text:span text:style-name="T62"> </text:span><text:span text:style-name="T63">(teda obsah stránky sa bude posúvať pod ňu pri pri vertikálnom posuve obsahu)</text:span><text:span text:style-name="T62">.</text:span></text:p>
      <text:p text:style-name="P70"><draw:frame draw:style-name="fr1" draw:name="Rámec4" text:anchor-type="paragraph" svg:width="16.701cm" draw:z-index="6"><draw:text-box fo:min-height="11.626cm"><text:p text:style-name="Illustration"><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span text:style-name="T62"/></text:p>
      <text:p text:style-name="P70"><text:span text:style-name="T62"><text:sequence-ref text:reference-format="category-and-value" text:ref-name="refIllustration3">Obrázok 4</text:sequence-ref></text:span><text:span text:style-name="T62"> </text:span><text:span text:style-name="T64">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64"><text:sequence-ref text:reference-format="value" text:ref-name="refIllustration2">3</text:sequence-ref></text:span><text:span text:style-name="T64">.</text:span></text:p>
      <text:p text:style-name="P70"><draw:frame draw:style-name="fr1" draw:name="Rámec5" text:anchor-type="paragraph" svg:width="16.701cm" draw:z-index="8"><draw:text-box fo:min-height="11.626cm"><text:p text:style-name="Illustration"><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span text:style-name="T64"/></text:p>
      <text:p text:style-name="P70"><text:span text:style-name="T64"><text:sequence-ref text:reference-format="category-and-value" text:ref-name="refIllustration4">Obrázok 5</text:sequence-ref></text:span><text:span text:style-name="T64"> </text:span><text:span text:style-name="T65">zobrazuje </text:span><text:span text:style-name="T66">všeobecné rozdelenie editorov tabuľkových záznamov. Symbolicky tu možno vidieť tri hlavné oblasti:</text:span></text:p>
      <text:list xml:id="list38172565" text:style-name="L17">
        <text:list-item>
          <text:p text:style-name="P71"><text:span text:style-name="T66">formulár na pridanie nového riadku v tabuľke, inak povedané vytvorenie nového záznamu, po vyplnení a odoslaní formulára sa zobrazí informácia o úspechu a znovu sa načíta obsah tabuľky s aplikáciou zobrazovacích filtrov,</text:span></text:p>
        </text:list-item>
        <text:list-item>
          <text:p text:style-name="P71"><text:span text:style-name="T66">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span></text:p>
        </text:list-item>
        <text:list-item>
          <text:p text:style-name="P71"><text:span text:style-name="T66">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span></text:p>
        </text:list-item>
      </text:list>
      <text:h text:style-name="P95" text:outline-level="3"><text:bookmark-start text:name="__RefHeading__1794_1900703795"/><text:soft-page-break/><text:span text:style-name="T67">Používateľské rozhranie pre študentov</text:span><text:bookmark-end text:name="__RefHeading__1794_1900703795"/></text:h>
      <text:p text:style-name="P72"><draw:frame draw:style-name="fr1" draw:name="Rámec6" text:anchor-type="paragraph" svg:width="16.701cm" draw:z-index="10"><draw:text-box fo:min-height="11.689cm"><text:p text:style-name="Illustration"><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span text:style-name="T67"/></text:p>
      <text:p text:style-name="P73"><text:span text:style-name="T68"><text:sequence-ref text:reference-format="category-and-value" text:ref-name="refIllustration5">Obrázok 6</text:sequence-ref></text:span><text:span text:style-name="T68">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73"><text:span text:style-name="T68">Tlačidlo prihlásiť sa na kurz bude zobrazené len pri tých kurzoch, na ktoré študent nemá v systéme evidovanú prihlášku. </text:span></text:p>
      <text:p text:style-name="P73"><text:span text:style-name="T68">Tlačidlo označiť ako aktívny kurz nastaví študentovi aktívny kurz a následne bude študent pracovať s úlohami v tomto kurze. Tlačidlo nebude zobrazené pri kurze, ktorý je aktívny.</text:span></text:p>
      <text:p text:style-name="P74"><text:span text:style-name="T69">Môžeme si tiež všimnúť podobnosť hornej lišty s tou, ktorá bude v administrácii. V tomto prípade ale nebude statická a bude viditeľná len ak je do systému prihlásený študent so svojim účtom.</text:span></text:p>
      <text:p text:style-name="P74"><draw:frame draw:style-name="fr1" draw:name="Rámec7" text:anchor-type="paragraph" svg:width="16.701cm" draw:z-index="12"><draw:text-box fo:min-height="11.689cm"><text:p text:style-name="Illustration"><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span text:style-name="T69"/></text:p>
      <text:p text:style-name="P74"><text:span text:style-name="T69"><text:sequence-ref text:reference-format="category-and-value" text:ref-name="refIllustration6">Obrázok 7</text:sequence-ref></text:span><text:span text:style-name="T69"> </text:span><text:span text:style-name="T70">zobrazuje zoznam úloh pre študenta v aktívnom kurze. Úlohy sú rozdelené podla ich typov (domáca úloha, cvičenie, prémiová úloha, atď.), každá úloha obsahuje aj hodnotenie (počet bodov) a komentár od hodnotiaceho učiteľa.</text:span></text:p>
      <text:p text:style-name="P75"><text:span text:style-name="T70">Pod každou tabuľkou k jednotlivým typom úloh je zobrazený celkový počet bodov za tento typ úloh, ktoré študent ich vypracovaním dosiahol. </text:span><text:span text:style-name="T71">Úplne dole pod všetkými úlohami je zobrazený celkový počet bodov za všetky typy úloh spolu.</text:span></text:p>
      <text:h text:style-name="P79" text:outline-level="1"><text:bookmark-start text:name="__RefHeading__2192_516658299"/>Použitá literatúra<text:bookmark-end text:name="__RefHeading__2192_516658299"/></text:h>
      <text:p text:style-name="P8">[1] Peter Jurčo: Dlhodobý viacúčelový sklad úloh na cvičenia, 2009, bakalárska práca, FMFI UK Bratislava</text:p>
      <text:p text:style-name="P8">[2] JUnit framework api, junit.sourceforge.net, dosupné na:</text:p>
      <text:p text:style-name="P8"><text:a xlink:type="simple" xlink:href="http://junit.sourceforge.net/javadoc/">http://junit.sourceforge.net/javadoc/</text:a> </text:p>
      <text:p text:style-name="P8">[3] Smarty template engine, <text:a xlink:type="simple" xlink:href="http://www.smarty.net/">www.smarty.net</text:a>, dostupné na: <text:a xlink:type="simple" xlink:href="http://www.smarty.net/docs/en/">http://www.smarty.net/docs/en/</text:a> </text:p>
      <text:p text:style-name="P8">[4] TinyMCE, <text:s/>Moxiecode Systems AB, dostupné na: <text:a xlink:type="simple" xlink:href="http://www.tinymce.com/">http://www.tinymce.com/</text:a> </text:p>
      <text:p text:style-name="P8">[5] Moodle LMS, <text:a xlink:type="simple" xlink:href="http://www.moodle.org/">www.moodle.org</text:a>, dostupné na: <text:a xlink:type="simple" xlink:href="https://moodle.org/">https://moodle.org/</text:a> </text:p>
      <text:p text:style-name="P8">[6] Chamilo LMS, <text:s/>Chamilo Association, dostupné na: <text:a xlink:type="simple" xlink:href="http://www.chamilo.org/">http://www.chamilo.org/</text:a> </text:p>
      <text:p text:style-name="P8">[7] JQuery, <text:s/>JQuery team, dostupné na: <text:a xlink:type="simple" xlink:href="http://www.jquery.com/">http://www.jquery.com/</text:a></text:p>
      <text:p text:style-name="P8">[8] JQueryUI, JQuery team, dostupné na: <text:a xlink:type="simple" xlink:href="http://www.jqueryui.com/">http://www.jqueryui.com/</text:a></text:p>
      <text:p text:style-name="P8">[9] CodeIgniter, EllisLab Inc., dostupné na: <text:a xlink:type="simple" xlink:href="http://ellislab.com/codeigniter">http://ellislab.com/codeigniter</text:a> </text:p>
      <text:p text:style-name="P8">[10] GeSHi, Nigel McNie a Benny Baumann, dostupné na: <text:a xlink:type="simple" xlink:href="http://qbnz.com/highlighter/index.php">http://qbnz.com/highlighter/index.php</text:a> </text:p>
      <text:p text:style-name="P9"><text:span text:style-name="T7">[</text:span><text:span text:style-name="T5">11</text:span><text:span text:style-name="T7">] </text:span><text:span text:style-name="T5">DataMapper ORM, Wanwizard, dostupné na: </text:span><text:a xlink:type="simple" xlink:href="http://datamapper.wanwizard.eu/">http://datamapper.wanwizard.eu/</text:a><text:span text:style-name="T5"> </text:span></text:p>
      <text:p text:style-name="P9"><text:span text:style-name="T5">[12] Plupload, Moxiecode Systems AB, dostupné na: </text:span><text:a xlink:type="simple" xlink:href="http://www.plupload.com/">http://www.plupload.com/</text:a><text:span text:style-name="T5"> </text:span></text:p>
      <text:p text:style-name="P10"><text:span text:style-name="T6">[13] FancyBox, FancyBox.net, dostupné na: </text:span><text:a xlink:type="simple" xlink:href="http://fancyapps.com/fancybox/">http://fancyapps.com/fancybox/</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 svg:font-family="Verdana" style:font-adornments="Kurzíva" style:font-family-generic="swiss" style:font-pitch="variable"/>
    <style:font-face style:name="Verdana1" svg:font-family="Verdana" style:font-adornments="Normálne" style:font-family-generic="swiss" style:font-pitch="variable"/>
    <style:font-face style:name="Verdana2"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2"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1"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2"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2"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1"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1" fo:font-size="11pt"/>
    </style:style>
    <style:style style:name="Illustration" style:family="paragraph" style:parent-style-name="Caption" style:class="extra">
      <style:paragraph-properties fo:text-align="center" style:justify-single-word="false"/>
      <style:text-properties style:font-name="Verdana"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style:font-size-asian="9pt" style:font-size-complex="9pt"/>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Použitá literatúra</text:chapter><text:tab/><text:tab/>Nový dlhodobý viacúčelový sklad úloh na cvičenia</text:p>
      </style:header>
      <style:footer>
        <text:p text:style-name="Footer"><text:tab/><text:span text:style-name="MT1"><text:page-number text:select-page="current">25</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5b93205-6e6b3fc-7830f6d-c08ad66-1d9bf4</meta:generator>
    <dc:date>2013-05-05T19:21:27.70</dc:date>
    <meta:editing-duration>P1DT20M19S</meta:editing-duration>
    <meta:editing-cycles>235</meta:editing-cycles>
    <meta:document-statistic meta:table-count="0" meta:image-count="7" meta:object-count="0" meta:page-count="31" meta:paragraph-count="324" meta:word-count="6376" meta:character-count="44389" meta:non-whitespace-character-count="38352"/>
  </office:meta>
</office:document-meta>
</file>